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automatic-styles>
    <style:style style:name="P1" style:family="paragraph">
      <style:text-properties fo:language="lv" fo:country="LV"/>
    </style:style>
    <style:style style:name="P2" style:family="paragraph" style:parent-style-name="Preformatted_20_Text">
      <style:text-properties fo:language="lv" fo:country="LV"/>
    </style:style>
    <style:style style:name="P3" style:family="paragraph" style:parent-style-name="Preformatted_20_Text">
      <style:text-properties fo:language="lv" fo:country="LV" officeooo:rsid="0005576f" officeooo:paragraph-rsid="0005576f"/>
    </style:style>
    <style:style style:name="P4" style:family="paragraph" style:parent-style-name="Standard">
      <style:text-properties officeooo:rsid="00040fed" officeooo:paragraph-rsid="00040fed"/>
    </style:style>
    <style:style style:name="P5" style:family="paragraph" style:parent-style-name="Standard">
      <style:text-properties officeooo:rsid="00040fed" officeooo:paragraph-rsid="0005576f"/>
    </style:style>
    <style:style style:name="T1" style:family="text">
      <style:text-properties officeooo:rsid="00040fed"/>
    </style:style>
    <style:style style:name="T2" style:family="text">
      <style:text-properties fo:language="lv" fo:country="LV"/>
    </style:style>
    <style:style style:name="T3" style:family="text">
      <style:text-properties officeooo:rsid="0005576f"/>
    </style:style>
    <style:style style:name="T4" style:family="text">
      <style:text-properties style:font-name="Liberation Mono" fo:font-size="10pt" officeooo:rsid="0005576f" style:font-name-asian="NSimSun1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kstisk<text:span text:style-name="T2">ā daļa</text:span></text:p>
      <text:p text:style-name="P4"><text:span text:style-name="T2">Salon shopping cart veidošana</text:span></text:p>
      <text:p text:style-name="P4"><text:span text:style-name="T2"/></text:p>
      <text:p text:style-name="P4"><text:span text:style-name="T2">1. Izveidoju datu baze salon_cart_system. Pievienoju trīs tabulas.</text:span></text:p>
      <text:p text:style-name="P4"><text:span text:style-name="T2">Tabula cart sastāv no sekojošiem laukiem:</text:span></text:p>
      <text:p text:style-name="P4"><text:span text:style-name="T2">CREATE TABLE `cart` (<text:line-break/> <text:s/>`id` int(11) NOT NULL AUTO_INCREMENT,<text:line-break/> <text:s/>`product_name` varchar(45) NOT NULL,<text:line-break/> <text:s/>`product_price` varchar(45) NOT NULL,<text:line-break/> <text:s/>`product_image` varchar(255) NOT NULL,<text:line-break/> <text:s/>`qty` int(10) NOT NULL,<text:line-break/> <text:s/>`total_price` varchar(100) NOT NULL,<text:line-break/> <text:s/>`product_code` varchar(20) NOT NULL,<text:line-break/> <text:s/>PRIMARY KEY (`id`)<text:line-break/>) ENGINE=InnoDB DEFAULT CHARSET=utf8;<text:line-break/><text:line-break/>Tabula orders sastāv no sekojošiem laukiem:</text:span></text:p>
      <text:p text:style-name="P4"><text:span text:style-name="T2">sastāv no sekojošiem laukiem:</text:span></text:p>
      <text:p text:style-name="P4"><text:span text:style-name="T2">CREATE TABLE `orders` (<text:line-break/> <text:s/>`id` int(11) NOT NULL AUTO_INCREMENT,<text:line-break/> <text:s/>`name` varchar(45) NOT NULL,<text:line-break/> <text:s/>`email` varchar(45) NOT NULL,<text:line-break/> <text:s/>`phone` varchar(45) NOT NULL,<text:line-break/> <text:s/>`address` varchar(255) NOT NULL,<text:line-break/> <text:s/>`pmode` varchar(45) NOT NULL,<text:line-break/> <text:s/>`products` varchar(255) NOT NULL,<text:line-break/> <text:s/>`amount_paid` varchar(100) NOT NULL,<text:line-break/> <text:s/>PRIMARY KEY (`id`)<text:line-break/>) ENGINE=InnoDB DEFAULT CHARSET=utf8;</text:span></text:p>
      <text:p text:style-name="P4"><text:span text:style-name="T2"/></text:p>
      <text:p text:style-name="P4"><text:span text:style-name="T2">Tabula product sastāv no sekojošiem laukiem:</text:span></text:p>
      <text:p text:style-name="P5"><text:span text:style-name="T2">CREATE TABLE `product` (<text:line-break/> <text:s/>`id` int(11) NOT NULL AUTO_INCREMENT,<text:line-break/> <text:s/>`product_name` varchar(45) NOT NULL,<text:line-break/> <text:s/>`product_price` varchar(100) NOT NULL,<text:line-break/> <text:s/>`product_qty` int(11) NOT NULL,<text:line-break/> <text:s/>`product_image` varchar(255) NOT NULL,<text:line-break/> <text:s/>`product_code` varchar(45) NOT NULL,<text:line-break/> <text:s/>PRIMARY KEY (`id`)<text:line-break/>) ENGINE=InnoDB AUTO_INCREMENT=3 DEFAULT CHARSET=utf8;</text:span></text:p>
      <text:p text:style-name="P5"><text:span text:style-name="T2"/></text:p>
      <text:p text:style-name="P2">Es saglabāju attēlu mapi <text:span text:style-name="T3">ar nosaukumu image </text:span>sava projekta saknes direktorijā ar <text:span text:style-name="T3">pagaidam diviem</text:span> attēliem. <text:bookmark text:name="tw-target-text"/>Produktu tabulā autors pievienoja pagaidam divu produktu foto un inform<text:span text:style-name="T3">ā</text:span>ciju.</text:p>
      <text:p text:style-name="P2"/>
      <text:p text:style-name="P2"><text:span text:style-name="T4">A</text:span>ttēla ceļu kolonnā product_image <text:span text:style-name="T3">noradīju kā image/attēla_nosaukums.jpg.</text:span></text:p>
      <text:p text:style-name="P3">Nākamajā solī veidoju savienojumu ar datu bāzi, izmantojot sekojošo kodu:</text:p>
      <text:p text:style-name="P3">&lt;?php</text:p>
      <text:p text:style-name="P3"><text:tab/>$conn = new mysqli("localhost","root","","salon_cart_system");</text:p>
      <text:p text:style-name="P3"><text:tab/>if($conn-&gt;connect_error){</text:p>
      <text:p text:style-name="P3"><text:soft-page-break/><text:tab/><text:tab/>die("Connection Failed!".$conn-&gt;connect_error);</text:p>
      <text:p text:style-name="P3"><text:tab/>}</text:p>
      <text:p text:style-name="P3">?&gt;</text:p>
      <text:p text:style-name="P3"/>
      <text:p text:style-name="P3"/>
      <text:p text:style-name="P2"/>
      <text:p text:style-name="P2"/>
      <text:p text:style-name="P2"/>
      <text:p text:style-name="Standard"><text:span text:style-name="T2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5:38:04.618000000</meta:creation-date>
    <dc:date>2022-02-28T15:51:20.544000000</dc:date>
    <meta:editing-duration>PT13M1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9" meta:word-count="209" meta:character-count="1784" meta:non-whitespace-character-count="1537"/>
  </office:meta>
</office:document-meta>
</file>